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683b9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0683b9" officeooo:paragraph-rsid="000683b9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683b9" officeooo:paragraph-rsid="0007d98a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8pt" officeooo:rsid="000683b9" officeooo:paragraph-rsid="00070587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2pt" officeooo:rsid="000683b9" officeooo:paragraph-rsid="00070587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70587" officeooo:paragraph-rsid="00070587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7d98a" officeooo:paragraph-rsid="0007d98a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8pt" officeooo:rsid="0007d98a" officeooo:paragraph-rsid="0007d98a" style:font-size-asian="15.75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2pt" officeooo:rsid="000874ac" officeooo:paragraph-rsid="000874ac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8pt" officeooo:rsid="0007d98a" officeooo:paragraph-rsid="000874ac" style:font-size-asian="15.75pt" style:font-size-complex="18pt"/>
    </style:style>
    <style:style style:name="P11" style:family="paragraph" style:parent-style-name="Standard">
      <style:paragraph-properties fo:text-align="start" style:justify-single-word="false"/>
      <style:text-properties fo:font-size="12pt" officeooo:rsid="000683b9" officeooo:paragraph-rsid="000874ac" style:font-size-asian="10.5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8pt" officeooo:rsid="000874ac" officeooo:paragraph-rsid="000874ac" style:font-size-asian="15.75pt" style:font-size-complex="18pt"/>
    </style:style>
    <style:style style:name="P13" style:family="paragraph" style:parent-style-name="Standard">
      <style:paragraph-properties fo:text-align="start" style:justify-single-word="false"/>
      <style:text-properties fo:font-size="12pt" officeooo:rsid="000a51bc" officeooo:paragraph-rsid="000a51bc" style:font-size-asian="10.5pt" style:font-size-complex="12pt"/>
    </style:style>
    <style:style style:name="T1" style:family="text">
      <style:text-properties officeooo:rsid="00070587"/>
    </style:style>
    <style:style style:name="T2" style:family="text">
      <style:text-properties officeooo:rsid="0007d98a"/>
    </style:style>
    <style:style style:name="T3" style:family="text">
      <style:text-properties officeooo:rsid="000874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éation d’une tâche</text:p>
      <text:p text:style-name="P1"/>
      <text:p text:style-name="P2">Postcondition :</text:p>
      <text:p text:style-name="P2">Une tâche est crée</text:p>
      <text:p text:style-name="P2"/>
      <text:p text:style-name="P3">Étape :</text:p>
      <text:p text:style-name="P2">(1) Clique sur un bouton « créer une tâche »</text:p>
      <text:p text:style-name="P2">(2) Remplissage des information de base (Nom de la tâche, description)</text:p>
      <text:p text:style-name="P2">(3) Clique sur le bouton « confirmer création »</text:p>
      <text:p text:style-name="P2"/>
      <text:p text:style-name="P2">Variante :</text:p>
      <text:p text:style-name="P2">A n’importe quelle moment, l’utilisateur peut cliquer sur une croix pour annuler la création de la tâch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1">Modification</text:span> d’une tâche</text:p>
      <text:p text:style-name="P4"/>
      <text:p text:style-name="P5">P<text:span text:style-name="T1">ré</text:span>condition :</text:p>
      <text:p text:style-name="P5">Une tâche <text:span text:style-name="T2">existe déjà</text:span></text:p>
      <text:p text:style-name="P5"/>
      <text:p text:style-name="P5">Postcondition :</text:p>
      <text:p text:style-name="P6">La tâche a été modifiée</text:p>
      <text:p text:style-name="P5"/>
      <text:p text:style-name="P3">Étape :</text:p>
      <text:p text:style-name="P5">(1) Clique sur un bouton <text:span text:style-name="T1">d’édition</text:span></text:p>
      <text:p text:style-name="P5">(2) <text:span text:style-name="T1">Changer</text:span> <text:span text:style-name="T1">les informations que l’on veut modifier</text:span></text:p>
      <text:p text:style-name="P5">(3) Clique sur le bouton « confirmer <text:span text:style-name="T1">édition</text:span> »</text:p>
      <text:p text:style-name="P5"/>
      <text:p text:style-name="P5">Variante :</text:p>
      <text:p text:style-name="P5">A n’importe quelle moment, l’utilisateur peut cliquer sur une croix pour annuler la <text:span text:style-name="T2">modification</text:span> de la tâche.</text:p>
      <text:p text:style-name="P4"><text:soft-page-break/><text:span text:style-name="T2">Suppression</text:span> d’une tâche</text:p>
      <text:p text:style-name="P4"/>
      <text:p text:style-name="P3">P<text:span text:style-name="T2">ré</text:span>condition :</text:p>
      <text:p text:style-name="P3">Une tâche <text:span text:style-name="T2">existe déjà</text:span></text:p>
      <text:p text:style-name="P3"/>
      <text:p text:style-name="P5">Postcondition :</text:p>
      <text:p text:style-name="P7">La tâche n’existe plus</text:p>
      <text:p text:style-name="P5"/>
      <text:p text:style-name="P5">Étape :</text:p>
      <text:p text:style-name="P5">(1) Clique sur <text:span text:style-name="T2">le bouton « corbeille »</text:span></text:p>
      <text:p text:style-name="P5">(2) <text:span text:style-name="T2">Un popup apparaît demandant à l’utilisateur s’il veut vraiment supprimer la tâche</text:span></text:p>
      <text:p text:style-name="P5">(3) Clique sur le bouton « confirmer <text:span text:style-name="T2">suppression</text:span> »</text:p>
      <text:p text:style-name="P5"/>
      <text:p text:style-name="P5">Variante :</text:p>
      <text:p text:style-name="P5">A <text:span text:style-name="T2">l’étape (2)</text:span>, l’utilisateur peut cliquer sur <text:span text:style-name="T2">le bouton annuler</text:span> de la tâche.</text:p>
      <text:p text:style-name="P5"/>
      <text:p text:style-name="P5"/>
      <text:p text:style-name="P5"/>
      <text:p text:style-name="P8">Visualiser en mode Bureau</text:p>
      <text:p text:style-name="P8"/>
      <text:p text:style-name="P5">Postcondition :</text:p>
      <text:p text:style-name="P9">L’application affiche en mode Bureau</text:p>
      <text:p text:style-name="P5"/>
      <text:p text:style-name="P5">Étape :</text:p>
      <text:p text:style-name="P5">(1) <text:span text:style-name="T3">Clique sur un bouton avec l’icône d’ordinateur</text:span></text:p>
      <text:p text:style-name="P5"/>
      <text:p text:style-name="P5"/>
      <text:p text:style-name="P5"/>
      <text:p text:style-name="P10">Visualiser en mode <text:span text:style-name="T3">Liste</text:span></text:p>
      <text:p text:style-name="P10"/>
      <text:p text:style-name="P11">Postcondition :</text:p>
      <text:p text:style-name="P9">L’application affiche en mode Liste</text:p>
      <text:p text:style-name="P11"/>
      <text:p text:style-name="P11">Étape :</text:p>
      <text:p text:style-name="P11">(1) <text:span text:style-name="T3">Clique sur un bouton avec l’icône « Liste »</text:span></text:p>
      <text:p text:style-name="P11"/>
      <text:p text:style-name="P11"/>
      <text:p text:style-name="P12">Générer diagramme de Gantt</text:p>
      <text:p text:style-name="P10"/>
      <text:p text:style-name="P11">P<text:span text:style-name="T3">ré</text:span>condition :</text:p>
      <text:p text:style-name="P9">Un certain nombre de tâches sont sélectionner</text:p>
      <text:p text:style-name="P9"/>
      <text:p text:style-name="P11">P<text:span text:style-name="T3">ost</text:span>condition :</text:p>
      <text:p text:style-name="P9">Un diagramme de Gantt</text:p>
      <text:p text:style-name="P11"/>
      <text:p text:style-name="P11">Étape :</text:p>
      <text:p text:style-name="P11">(1) <text:span text:style-name="T3">Clique sur un bouton « générer un diagramme de Gantt »</text:span></text:p>
      <text:p text:style-name="P13">(2) Une nouvelle fenêtre s’ouvr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2T17:24:02.136778100</meta:creation-date>
    <dc:date>2025-12-08T15:02:49.118131200</dc:date>
    <meta:editing-duration>PT26M8S</meta:editing-duration>
    <meta:editing-cycles>3</meta:editing-cycles>
    <meta:generator>LibreOffice/25.2.7.2$Windows_X86_64 LibreOffice_project/5cbfd1ab6520636bb5f7b99185aa69bd7456825d</meta:generator>
    <meta:document-statistic meta:table-count="0" meta:image-count="0" meta:object-count="0" meta:page-count="2" meta:paragraph-count="49" meta:word-count="264" meta:character-count="1530" meta:non-whitespace-character-count="1315"/>
  </office:meta>
</office:document-meta>
</file>